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24pt" officeooo:rsid="0019d303" officeooo:paragraph-rsid="0019d303" style:font-size-asian="21pt" style:font-size-complex="24pt"/>
    </style:style>
    <style:style style:name="P2" style:family="paragraph" style:parent-style-name="Standard">
      <style:text-properties fo:font-size="16pt" officeooo:rsid="0019d303" officeooo:paragraph-rsid="0019d303" style:font-size-asian="14pt" style:font-size-complex="16pt"/>
    </style:style>
    <style:style style:name="P3" style:family="paragraph" style:parent-style-name="Standard">
      <style:text-properties fo:font-size="16pt" officeooo:rsid="001a6b23" officeooo:paragraph-rsid="001a6b23" style:font-size-asian="14pt" style:font-size-complex="16pt"/>
    </style:style>
    <style:style style:name="P4" style:family="paragraph" style:parent-style-name="Standard">
      <style:text-properties fo:font-size="16pt" fo:font-weight="bold" officeooo:rsid="001a6b23" officeooo:paragraph-rsid="001a6b23" style:font-size-asian="14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1a84cc" officeooo:paragraph-rsid="001a84cc" style:font-size-asian="14pt" style:font-weight-asian="bold" style:font-size-complex="16pt" style:font-weight-complex="bold"/>
    </style:style>
    <style:style style:name="P6" style:family="paragraph" style:parent-style-name="Standard" style:list-style-name="L8">
      <style:text-properties fo:font-size="16pt" fo:font-weight="bold" officeooo:rsid="001a84cc" officeooo:paragraph-rsid="001a84cc" style:font-size-asian="14pt" style:font-weight-asian="bold" style:font-size-complex="16pt" style:font-weight-complex="bold"/>
    </style:style>
    <style:style style:name="P7" style:family="paragraph" style:parent-style-name="Standard">
      <style:text-properties fo:font-size="16pt" fo:font-weight="bold" officeooo:rsid="001a84cc" officeooo:paragraph-rsid="001ac2d1" style:font-size-asian="14pt" style:font-weight-asian="bold" style:font-size-complex="16pt" style:font-weight-complex="bold"/>
    </style:style>
    <style:style style:name="P8" style:family="paragraph" style:parent-style-name="Standard">
      <style:text-properties fo:font-size="16pt" fo:font-weight="bold" officeooo:rsid="001ac2d1" officeooo:paragraph-rsid="001ac2d1" style:font-size-asian="14pt" style:font-weight-asian="bold" style:font-size-complex="16pt" style:font-weight-complex="bold"/>
    </style:style>
    <style:style style:name="P9" style:family="paragraph" style:parent-style-name="Standard" style:list-style-name="L10">
      <style:text-properties fo:font-size="16pt" fo:font-weight="normal" officeooo:rsid="001ac2d1" officeooo:paragraph-rsid="001ac2d1" style:font-size-asian="14pt" style:font-weight-asian="normal" style:font-size-complex="16pt" style:font-weight-complex="normal"/>
    </style:style>
    <style:style style:name="P10" style:family="paragraph" style:parent-style-name="Standard" style:list-style-name="L1">
      <style:text-properties officeooo:paragraph-rsid="001a6b23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ac2d1" style:font-weight-asian="normal" style:font-weight-complex="normal"/>
    </style:style>
    <style:style style:name="T3" style:family="text">
      <style:text-properties fo:font-size="16pt" officeooo:rsid="001a6b23" style:font-size-asian="14pt" style:font-size-complex="16pt"/>
    </style:style>
    <style:style style:name="T4" style:family="text">
      <style:text-properties officeooo:rsid="001b5a94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52in" fo:text-indent="-0.25in" fo:margin-left="0.552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802in" fo:text-indent="-0.25in" fo:margin-left="0.802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052in" fo:text-indent="-0.25in" fo:margin-left="1.052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302in" fo:text-indent="-0.25in" fo:margin-left="1.302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52in" fo:text-indent="-0.25in" fo:margin-left="1.552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802in" fo:text-indent="-0.25in" fo:margin-left="1.802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052in" fo:text-indent="-0.25in" fo:margin-left="2.05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302in" fo:text-indent="-0.25in" fo:margin-left="2.302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52in" fo:text-indent="-0.25in" fo:margin-left="2.552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802in" fo:text-indent="-0.25in" fo:margin-left="2.802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uess the Number – Console</text:p>
      <text:p text:style-name="P1"/>
      <text:p text:style-name="P4">ABOUT:</text:p>
      <text:p text:style-name="P2"><text:tab/>This is the classic game where you guess a number between two other numbers, 1 through 10 for example. <text:s/>If wrong, it says the mystery number is higher or lower. <text:s/>If correct, you win!</text:p>
      <text:p text:style-name="P2"/>
      <text:p text:style-name="P4">TOOLS:</text:p>
      <text:list xml:id="list2756662468" text:style-name="L1">
        <text:list-item>
          <text:p text:style-name="P10"><text:span text:style-name="T3">Microsoft Visual Studio Community 2022 C++</text:span></text:p>
        </text:list-item>
      </text:list>
      <text:p text:style-name="P3"/>
      <text:p text:style-name="P5">FLOW:</text:p>
      <text:p text:style-name="P5"><text:span text:style-name="T1">1. Main Menu</text:span></text:p>
      <text:list xml:id="list883044063" text:style-name="L8">
        <text:list-item>
          <text:p text:style-name="P6"><text:span text:style-name="T1">Allows user to choose difficulty level</text:span></text:p>
          <text:list>
            <text:list-item>
              <text:p text:style-name="P6"><text:span text:style-name="T1">Harder levels will have a greater number range</text:span></text:p>
            </text:list-item>
          </text:list>
        </text:list-item>
        <text:list-item>
          <text:p text:style-name="P6"><text:span text:style-name="T1">Allows user to quit the game</text:span></text:p>
        </text:list-item>
      </text:list>
      <text:p text:style-name="P5"><text:span text:style-name="T1"/></text:p>
      <text:p text:style-name="P5"><text:span text:style-name="T1">2. Playing the game</text:span></text:p>
      <text:p text:style-name="P5"><text:span text:style-name="T1"><text:s text:c="4"/>A. Prompt user with number of guesses used and the number range </text:span><text:span text:style-name="T2">and an <text:s text:c="34"/>option to quit playing</text:span></text:p>
      <text:p text:style-name="P5"><text:span text:style-name="T1"><text:s text:c="4"/>B. Get input and validate</text:span></text:p>
      <text:p text:style-name="P5"><text:span text:style-name="T1"><text:s text:c="4"/>C. If invalid go back to A</text:span></text:p>
      <text:p text:style-name="P7"><text:span text:style-name="T1"><text:s text:c="4"/></text:span><text:span text:style-name="T2">D. If user chooses to quit, go back to A</text:span></text:p>
      <text:p text:style-name="P7"><text:span text:style-name="T2"><text:s text:c="4"/>E</text:span><text:span text:style-name="T1">. </text:span><text:span text:style-name="T2">C</text:span><text:span text:style-name="T1">heck if </text:span><text:span text:style-name="T2">input</text:span><text:span text:style-name="T1"> equals the mystery number</text:span></text:p>
      <text:p text:style-name="P5"><text:span text:style-name="T1"><text:s text:c="8"/></text:span><text:span text:style-name="T2">E</text:span><text:span text:style-name="T1">1. If it equals, show win message and go back to Main Menu (1)</text:span></text:p>
      <text:p text:style-name="P5"><text:span text:style-name="T1"><text:s text:c="8"/></text:span><text:span text:style-name="T2">E</text:span><text:span text:style-name="T1">2. If not equal, show the relationship of mystery number to guessed <text:s text:c="17"/><text:tab/> number (greater or less than guessed)</text:span></text:p>
      <text:p text:style-name="P5"><text:span text:style-name="T1"><text:s text:c="8"/></text:span><text:span text:style-name="T2">E</text:span><text:span text:style-name="T1">3. Increase number of guesses</text:span></text:p>
      <text:p text:style-name="P5"><text:span text:style-name="T1"><text:s text:c="8"/></text:span><text:span text:style-name="T2">E</text:span><text:span text:style-name="T1">4. Go back to A</text:span></text:p>
      <text:p text:style-name="P5"><text:span text:style-name="T1"/></text:p>
      <text:p text:style-name="P8">NOTES:</text:p>
      <text:list xml:id="list469347720" text:style-name="L10">
        <text:list-item>
          <text:p text:style-name="P9">Game has unlimited guess and total guess count is the “score”</text:p>
        </text:list-item>
        <text:list-item>
          <text:p text:style-name="P9">Made in Windows (MSVS 2022) but should compile in other C++ compilers and Oss</text:p>
        </text:list-item>
        <text:list-item>
          <text:p text:style-name="P9">Was made for fun, may not be “optimal” <text:span text:style-name="T4">or YOUR </text:span>way to do things. <text:s/>Chill. <text:s/>“<text:span text:style-name="T4">Get it working first!” - Someone (I forgot)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16T03:18:28.534000000</dc:date>
    <meta:editing-duration>PT7M51S</meta:editing-duration>
    <meta:editing-cycles>2</meta:editing-cycles>
    <meta:generator>LibreOffice/7.2.5.2$Windows_X86_64 LibreOffice_project/499f9727c189e6ef3471021d6132d4c694f357e5</meta:generator>
    <meta:document-statistic meta:table-count="0" meta:image-count="0" meta:object-count="0" meta:page-count="1" meta:paragraph-count="24" meta:word-count="220" meta:character-count="1227" meta:non-whitespace-character-count="927"/>
  </office:meta>
</office:document-meta>
</file>